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613" officeooo:paragraph-rsid="001fc613"/>
    </style:style>
    <style:style style:name="P2" style:family="paragraph" style:parent-style-name="Standard">
      <style:text-properties style:text-underline-style="solid" style:text-underline-width="auto" style:text-underline-color="font-color" officeooo:rsid="001fc613" officeooo:paragraph-rsid="001fc613"/>
    </style:style>
    <style:style style:name="P3" style:family="paragraph" style:parent-style-name="Standard">
      <style:text-properties style:text-underline-style="none" officeooo:rsid="001fc613" officeooo:paragraph-rsid="001fc61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ZERETTE<text:tab/><text:tab/><text:tab/><text:tab/><text:tab/><text:tab/><text:tab/><text:tab/><text:tab/><text:tab/><text:tab/>SNIR2</text:p>
      <text:p text:style-name="P1">Brice</text:p>
      <text:p text:style-name="P1"/>
      <text:p text:style-name="P1"><text:tab/><text:tab/><text:tab/><text:tab/>Stage informatique et réseau</text:p>
      <text:p text:style-name="P1"><text:tab/><text:tab/><text:tab/><text:tab/><text:tab/>Informaticien </text:p>
      <text:p text:style-name="P1"/>
      <text:p text:style-name="P1"/>
      <text:p text:style-name="P2">Entreprise :</text:p>
      <text:p text:style-name="P2">Localisation :</text:p>
      <text:p text:style-name="P2"/>
      <text:p text:style-name="P2">Contact :</text:p>
      <text:p text:style-name="P2"/>
      <text:p text:style-name="P3"><text:tab/>Mail :</text:p>
      <text:p text:style-name="P3"/>
      <text:p text:style-name="P3"/>
      <text:p text:style-name="P3"><text:tab/><text:tab/><text:tab/><text:tab/><text:span text:style-name="T1">Travail réaliser durant mon stage</text:span></text:p>
      <text:p text:style-name="P3"/>
      <text:p text:style-name="P3"><text:tab/>Mise à jours Windows 10 ;</text:p>
      <text:p text:style-name="P3"><text:tab/>Dépannage en fonction de la personne ;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49:46.233689662</meta:creation-date>
    <dc:date>2019-09-09T14:57:53.131778603</dc:date>
    <meta:editing-duration>PT8M8S</meta:editing-duration>
    <meta:editing-cycles>1</meta:editing-cycles>
    <meta:generator>LibreOffice/6.2.6.2$Linux_X86_64 LibreOffice_project/20$Build-2</meta:generator>
    <meta:document-statistic meta:table-count="0" meta:image-count="0" meta:object-count="0" meta:page-count="1" meta:paragraph-count="11" meta:word-count="34" meta:character-count="225" meta:non-whitespace-character-count="175"/>
  </office:meta>
</office:document-meta>
</file>